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Φύλλο1" table:style-name="ta1">
        <table:shapes>
          <draw:frame draw:z-index="0" draw:style-name="gr1" draw:text-style-name="P1" svg:width="651.86pt" svg:height="353.14pt" svg:x="197.52pt" svg:y="28.6pt">
            <loext:p draw:notify-on-update-of-ranges="Φύλλο1.B5:Φύλλο1.B5 Φύλλο1.B6:Φύλλο1.B18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 table:style-name="ce1" office:value-type="string" calcext:value-type="string">
            <text:p>Packet</text:p>
          </table:table-cell>
          <table:table-cell table:style-name="ce1" office:value-type="string" calcext:value-type="string">
            <text:p>Response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18" calcext:value-type="float">
            <text:p>42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26" calcext:value-type="float">
            <text:p>42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33" calcext:value-type="float">
            <text:p>42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52" calcext:value-type="float">
            <text:p>21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15" calcext:value-type="float">
            <text:p>42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43" calcext:value-type="float">
            <text:p>42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03" calcext:value-type="float">
            <text:p>42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02" calcext:value-type="float">
            <text:p>42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87" calcext:value-type="float">
            <text:p>418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372" calcext:value-type="float">
            <text:p>83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16" calcext:value-type="float">
            <text:p>42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87" calcext:value-type="float">
            <text:p>41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99" calcext:value-type="float">
            <text:p>41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77" calcext:value-type="float">
            <text:p>417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31" calcext:value-type="float">
            <text:p>42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32" calcext:value-type="float">
            <text:p>63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36" calcext:value-type="float">
            <text:p>42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191" calcext:value-type="float">
            <text:p>41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182" calcext:value-type="float">
            <text:p>418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188" calcext:value-type="float">
            <text:p>418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232" calcext:value-type="float">
            <text:p>423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210" calcext:value-type="float">
            <text:p>42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199" calcext:value-type="float">
            <text:p>419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182" calcext:value-type="float">
            <text:p>418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231" calcext:value-type="float">
            <text:p>423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207" calcext:value-type="float">
            <text:p>42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193" calcext:value-type="float">
            <text:p>419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276" calcext:value-type="float">
            <text:p>627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208" calcext:value-type="float">
            <text:p>420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217" calcext:value-type="float">
            <text:p>421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183" calcext:value-type="float">
            <text:p>418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187" calcext:value-type="float">
            <text:p>418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183" calcext:value-type="float">
            <text:p>418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119" calcext:value-type="float">
            <text:p>211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184" calcext:value-type="float">
            <text:p>418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182" calcext:value-type="float">
            <text:p>41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215" calcext:value-type="float">
            <text:p>421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213" calcext:value-type="float">
            <text:p>421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231" calcext:value-type="float">
            <text:p>423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323" calcext:value-type="float">
            <text:p>632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91" calcext:value-type="float">
            <text:p>209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283" calcext:value-type="float">
            <text:p>628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183" calcext:value-type="float">
            <text:p>418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207" calcext:value-type="float">
            <text:p>420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13" calcext:value-type="float">
            <text:p>211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95" calcext:value-type="float">
            <text:p>20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00/00/0000</text:date>, <text:time style:data-style-name="N2" text:time-value="18:19:46.751000000"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2:45:46.643000000</meta:creation-date>
    <dc:date>2017-11-26T18:37:50.136000000</dc:date>
    <meta:editing-duration>PT20M49S</meta:editing-duration>
    <meta:editing-cycles>3</meta:editing-cycles>
    <meta:generator>LibreOffice/5.2.2.2$Windows_x86 LibreOffice_project/8f96e87c890bf8fa77463cd4b640a2312823f3ad</meta:generator>
    <meta:document-statistic meta:table-count="1" meta:cell-count="3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997cm" svg:height="12.459cm" xlink:href=".." xlink:type="simple" chart:class="chart:line" chart:style-name="ch1">
        <chart:title svg:x="10.475cm" svg:y="0.385cm" chart:style-name="ch2">
          <text:p>Graph G2</text:p>
        </chart:title>
        <chart:plot-area chart:style-name="ch3" table:cell-range-address="Φύλλο1.B5:Φύλλο1.B183" chart:data-source-has-labels="row" svg:x="1.47cm" svg:y="1.413cm" svg:width="21.068cm" svg:height="9.816cm">
          <chartooo:coordinate-region svg:x="2.462cm" svg:y="1.534cm" svg:width="20.076cm" svg:height="8.693cm"/>
          <chart:axis chart:dimension="x" chart:name="primary-x" chart:style-name="ch4">
            <chart:title svg:x="10.835cm" svg:y="11.478cm" chart:style-name="ch5">
              <text:p>ACK PACKET #</text:p>
            </chart:title>
          </chart:axis>
          <chart:axis chart:dimension="y" chart:name="primary-y" chart:style-name="ch4">
            <chart:title svg:x="0.451cm" svg:y="8.045cm" chart:style-name="ch6">
              <text:p>RESPONSE TIME (ms)</text:p>
            </chart:title>
            <chart:grid chart:style-name="ch7" chart:class="major"/>
          </chart:axis>
          <chart:series chart:style-name="ch8" chart:values-cell-range-address="Φύλλο1.B6:Φύλλο1.B183" chart:label-cell-address="Φύλλο1.B5:Φύλλο1.B5" chart:class="chart:line">
            <chart:data-point chart:repeated="17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  <draw:g>
                  <svg:desc>Φύλλο1.B5:Φύλλο1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18">
                <text:p>4218</text:p>
                <draw:g>
                  <svg:desc>Φύλλο1.B6:Φύλλο1.B1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26">
                <text:p>42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33">
                <text:p>42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15">
                <text:p>42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43">
                <text:p>42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03">
                <text:p>42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02">
                <text:p>42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87">
                <text:p>41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372">
                <text:p>83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16">
                <text:p>42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87">
                <text:p>41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99">
                <text:p>41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77">
                <text:p>41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31">
                <text:p>42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32">
                <text:p>63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36">
                <text:p>42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23">
                <text:p>21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18">
                <text:p>21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06">
                <text:p>21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91">
                <text:p>41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14">
                <text:p>21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188">
                <text:p>41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32">
                <text:p>42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10">
                <text:p>42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99">
                <text:p>41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31">
                <text:p>42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07">
                <text:p>42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193">
                <text:p>41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08">
                <text:p>42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183">
                <text:p>41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14">
                <text:p>21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14">
                <text:p>21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87">
                <text:p>41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183">
                <text:p>41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06">
                <text:p>21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184">
                <text:p>41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182">
                <text:p>41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26">
                <text:p>21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15">
                <text:p>42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13">
                <text:p>42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31">
                <text:p>42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323">
                <text:p>63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180">
                <text:p>418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180">
                <text:p>418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283">
                <text:p>62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183">
                <text:p>41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207">
                <text:p>42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95">
                <text:p>20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 LibreOffice_project/8f96e87c890bf8fa77463cd4b640a2312823f3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